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2A00000046393A998158EEEAC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orphans="0"/>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Set Up Let's Encrypt with Nginx Server Blocks on Ubuntu 16.04</text:h>
      <text:p text:style-name="Text_20_body"><text:a xlink:type="simple" xlink:href="https://www.digitalocean.com/community/tags/nginx" text:style-name="Internet_20_link" text:visited-style-name="Visited_20_Internet_20_Link">Nginx</text:a><text:a xlink:type="simple" xlink:href="https://www.digitalocean.com/community/tags/security" text:style-name="Internet_20_link" text:visited-style-name="Visited_20_Internet_20_Link">Security</text:a><text:a xlink:type="simple" xlink:href="https://www.digitalocean.com/community/tags/let-s-encrypt" text:style-name="Internet_20_link" text:visited-style-name="Visited_20_Internet_20_Link">Let's Encrypt</text:a><text:a xlink:type="simple" xlink:href="https://www.digitalocean.com/community/tags/ubuntu-16-04" text:style-name="Internet_20_link" text:visited-style-name="Visited_20_Internet_20_Link">Ubuntu 16.04</text:a> </text:p>
      <text:list xml:id="list2440624185" text:style-name="L1">
        <text:list-item>
          <text:p text:style-name="P5"><draw:a xlink:type="simple" xlink:href="https://www.digitalocean.com/community/users/hazelnut"><draw:frame draw:style-name="fr1" draw:name="Figura1" text:anchor-type="as-char" svg:width="1.164cm" svg:height="1.905cm" draw:z-index="0"><draw:image xlink:href="Pictures/100000000000002A00000046393A998158EEEACA.jpg" xlink:type="simple" xlink:show="embed" xlink:actuate="onLoad" loext:mime-type="image/jpeg"/></draw:frame></draw:a></text:p>
        </text:list-item>
        <text:list-item>
          <text:p text:style-name="P2">By <text:a xlink:type="simple" xlink:href="https://www.digitalocean.com/community/users/hazelnut" text:style-name="Internet_20_link" text:visited-style-name="Visited_20_Internet_20_Link">Hazel Virdó</text:a></text:p>
          <text:p text:style-name="P2">Last Validated onOctober 27, 2017 Originally Published onOctober 19, 2017 287.3k views </text:p>
        </text:list-item>
      </text:list>
      <text:h text:style-name="Heading_20_3" text:outline-level="3"><text:bookmark text:name="introduction"/>Introduction</text:h>
      <text:p text:style-name="Text_20_body">Let’s Encrypt is a Certificate Authority (CA) that provides an easy way to obtain and install free <text:a xlink:type="simple" xlink:href="https://www.digitalocean.com/community/tutorials/openssl-essentials-working-with-ssl-certificates-private-keys-and-csrs" text:style-name="Internet_20_link" text:visited-style-name="Visited_20_Internet_20_Link">TLS/SSL certificates</text:a>, thereby enabling encrypted HTTPS on web servers. It simplifies the process by providing a software client, Certbot, that attempts to automate most (if not all) of the required steps. Currently, the entire process of obtaining and installing a certificate is fully automated on both Apache and Nginx.</text:p>
      <text:p text:style-name="Text_20_body">In this tutorial, you will use Certbot to obtain a free SSL certificate for Nginx on Ubuntu 16.04 and set up your certificate to renew automatically.</text:p>
      <text:p text:style-name="Text_20_body">This tutorial will use a separate Nginx server block file instead of the default file. <text:a xlink:type="simple" xlink:href="https://www.digitalocean.com/community/tutorials/technical-recommendations-and-best-practices-for-digitalocean-s-tutorials#web-servers" text:style-name="Internet_20_link" text:visited-style-name="Visited_20_Internet_20_Link">We recommend</text:a> creating new Nginx server block files for each domain because it helps to avoid some common mistakes and maintains the default files as a fallback configuration as intended. If you want to set up SSL using the default server block, you can follow <text:a xlink:type="simple" xlink:href="https://www.digitalocean.com/community/tutorials/how-to-secure-nginx-with-let-s-encrypt-on-ubuntu-16-04" text:style-name="Internet_20_link" text:visited-style-name="Visited_20_Internet_20_Link">this Nginx + Let’s Encrypt tutorial</text:a> instead.</text:p>
      <text:h text:style-name="Heading_20_2" text:outline-level="2"><text:bookmark text:name="prerequisites"/>Prerequisites</text:h>
      <text:p text:style-name="Text_20_body">To follow this tutorial, you will need:</text:p>
      <text:list xml:id="list775266807" text:style-name="L2">
        <text:list-item>
          <text:p text:style-name="P3">One Ubuntu 16.04 server set up by following this <text:a xlink:type="simple" xlink:href="https://www.digitalocean.com/community/articles/initial-server-setup-with-ubuntu-16-04" text:style-name="Internet_20_link" text:visited-style-name="Visited_20_Internet_20_Link">initial server setup for Ubuntu 16.04</text:a> tutorial, including a sudo non-root user and a firewall.</text:p>
        </text:list-item>
        <text:list-item>
          <text:p text:style-name="P3">A fully registered domain name. This tutorial will use <text:span text:style-name="Source_20_Text">example.com</text:span> throughout. You can purchase a domain name on <text:a xlink:type="simple" xlink:href="https://namecheap.com/" text:style-name="Internet_20_link" text:visited-style-name="Visited_20_Internet_20_Link">Namecheap</text:a>, get one for free on <text:a xlink:type="simple" xlink:href="http://www.freenom.com/en/index.html" text:style-name="Internet_20_link" text:visited-style-name="Visited_20_Internet_20_Link">Freenom</text:a>, or use the domain registrar of your choice.</text:p>
        </text:list-item>
        <text:list-item>
          <text:p text:style-name="P3">Both of the following DNS records set up for your server. You can follow <text:a xlink:type="simple" xlink:href="https://www.digitalocean.com/community/tutorials/how-to-set-up-a-host-name-with-digitalocean" text:style-name="Internet_20_link" text:visited-style-name="Visited_20_Internet_20_Link">this hostname tutorial</text:a> for details on how to add them.</text:p>
          <text:list>
            <text:list-item>
              <text:p text:style-name="P6">An A record with <text:span text:style-name="Source_20_Text">example.com</text:span> pointing to your server’s public IP address. </text:p>
            </text:list-item>
            <text:list-item>
              <text:p text:style-name="P6">An A record with <text:span text:style-name="Source_20_Text">www.example.com</text:span> pointing to your server’s public IP address. </text:p>
            </text:list-item>
          </text:list>
        </text:list-item>
        <text:list-item>
          <text:p text:style-name="P3">Nginx installed by following <text:a xlink:type="simple" xlink:href="https://www.digitalocean.com/community/tutorials/how-to-install-nginx-on-ubuntu-16-04" text:style-name="Internet_20_link" text:visited-style-name="Visited_20_Internet_20_Link">How To Install Nginx on Ubuntu 16.04</text:a>.</text:p>
        </text:list-item>
        <text:list-item>
          <text:p text:style-name="P3">A separate Nginx server block file for your domain, set up by following <text:a xlink:type="simple" xlink:href="https://www.digitalocean.com/community/tutorials/how-to-set-up-nginx-server-blocks-virtual-hosts-on-ubuntu-16-04" text:style-name="Internet_20_link" text:visited-style-name="Visited_20_Internet_20_Link">this Nginx server blocks tutorial for Ubuntu 16.04</text:a>. This tutorial will use <text:span text:style-name="Source_20_Text">/etc/nginx/sites-available/example.com</text:span>.</text:p>
        </text:list-item>
      </text:list>
      <text:h text:style-name="Heading_20_2" text:outline-level="2"><text:bookmark text:name="step-1-—-installing-certbot"/><text:soft-page-break/>Step 1 — Installing Certbot</text:h>
      <text:p text:style-name="Text_20_body">The first step to using Let’s Encrypt to obtain an SSL certificate is to install the Certbot software on your server.</text:p>
      <text:p text:style-name="Text_20_body">Certbot is in very active development, so the Certbot packages provided by Ubuntu tend to be outdated. However, the Certbot developers maintain a Ubuntu software repository with up-to-date versions, so we’ll use that repository instead.</text:p>
      <text:p text:style-name="Text_20_body">First, add the repository.</text:p>
      <text:p text:style-name="P1"><text:span text:style-name="Source_20_Text">sudo add-apt-repository ppa:certbot/certbot</text:span></text:p>
      <text:p text:style-name="P4"> </text:p>
      <text:p text:style-name="Text_20_body">You’ll need to press <text:span text:style-name="Source_20_Text">ENTER</text:span> to accept. Then, update the package list to pick up the new repository’s package information.</text:p>
      <text:p text:style-name="P1"><text:span text:style-name="Source_20_Text">sudo apt-get update</text:span></text:p>
      <text:p text:style-name="P4"> </text:p>
      <text:p text:style-name="Text_20_body">And finally, install Certbot’s Nginx package with <text:span text:style-name="Source_20_Text">apt-get</text:span>.</text:p>
      <text:p text:style-name="P1"><text:span text:style-name="Source_20_Text">sudo apt-get install python-certbot-nginx</text:span></text:p>
      <text:p text:style-name="P4"> </text:p>
      <text:p text:style-name="Text_20_body">Certbot is now ready to use, but in order for it to configure SSL for Nginx, we need to verify some of Nginx’s configuration.</text:p>
      <text:h text:style-name="Heading_20_2" text:outline-level="2"><text:bookmark text:name="step-2-—-confirming-nginx-39-s-configuration"/>Step 2 — Confirming Nginx’s Configuration</text:h>
      <text:p text:style-name="Text_20_body">Certbot needs to be able to find the correct <text:span text:style-name="Source_20_Text">server</text:span> block in your Nginx configuration for it to be able to automatically configure SSL. Specifically, it does this by looking for a <text:span text:style-name="Source_20_Text">server_name</text:span> directive that matches the domain you request a certificate for.</text:p>
      <text:p text:style-name="Text_20_body">If you followed the prerequisite tutorial on <text:a xlink:type="simple" xlink:href="https://www.digitalocean.com/community/tutorials/how-to-set-up-nginx-server-blocks-virtual-hosts-on-ubuntu-16-04" text:style-name="Internet_20_link" text:visited-style-name="Visited_20_Internet_20_Link">Nginx server blocks</text:a>, you should have a server block for your domain at <text:span text:style-name="Source_20_Text">/etc/nginx/sites-available/example.com</text:span> with the <text:span text:style-name="Source_20_Text">server_name</text:span> directive already set appropriately.</text:p>
      <text:p text:style-name="Text_20_body">To check, open the server block file for your domain using <text:span text:style-name="Source_20_Text">nano</text:span> or your favorite text editor.</text:p>
      <text:p text:style-name="P1"><text:span text:style-name="Source_20_Text">sudo nano /etc/nginx/sites-available/example.com</text:span></text:p>
      <text:p text:style-name="P4"> </text:p>
      <text:p text:style-name="Text_20_body">Find the existing <text:span text:style-name="Source_20_Text">server_name</text:span> line. It should look like this:</text:p>
      <text:p text:style-name="Text_20_body">/etc/nginx/sites-available/example.com</text:p>
      <text:p text:style-name="Preformatted_20_Text"><text:span text:style-name="Source_20_Text">. . .</text:span></text:p>
      <text:p text:style-name="Preformatted_20_Text"><text:span text:style-name="Source_20_Text">server_name example.com www.example.com;</text:span></text:p>
      <text:p text:style-name="P1"><text:span text:style-name="Source_20_Text">. . .</text:span></text:p>
      <text:p text:style-name="P4"> </text:p>
      <text:p text:style-name="Text_20_body"><text:soft-page-break/>If it does, you can exit your editor and move on to the next step.</text:p>
      <text:p text:style-name="Text_20_body">If it doesn’t, update it to match. Then save the file, quit your editor, and verify the syntax of your configuration edits.</text:p>
      <text:p text:style-name="P1"><text:span text:style-name="Source_20_Text">sudo nginx -t</text:span></text:p>
      <text:p text:style-name="P4"> </text:p>
      <text:p text:style-name="Text_20_body">If you get an error, reopen the server block file and check for any typos or missing characters. Once your configuration file’s syntax is correct, reload Nginx to load the new configuration.</text:p>
      <text:p text:style-name="P1"><text:span text:style-name="Source_20_Text">sudo systemctl reload nginx</text:span></text:p>
      <text:p text:style-name="P4"> </text:p>
      <text:p text:style-name="Text_20_body">Certbot can now find the correct <text:span text:style-name="Source_20_Text">server</text:span> block and update it.</text:p>
      <text:p text:style-name="Text_20_body">Next, we’ll update our firewall to allow HTTPS traffic.</text:p>
      <text:h text:style-name="Heading_20_2" text:outline-level="2"><text:bookmark text:name="step-3-—-allowing-https-through-the-firewall"/>Step 3 — Allowing HTTPS Through the Firewall</text:h>
      <text:p text:style-name="Text_20_body">If you have the <text:span text:style-name="Source_20_Text">ufw</text:span> firewall enabled, as recommended by the prerequisite guides, you’ll need to adjust the settings to allow for HTTPS traffic. Luckily, Nginx registers a few profiles with <text:span text:style-name="Source_20_Text">ufw</text:span> upon installation.</text:p>
      <text:p text:style-name="Text_20_body">You can see the current setting by typing:</text:p>
      <text:p text:style-name="P1"><text:span text:style-name="Source_20_Text">sudo ufw status</text:span></text:p>
      <text:p text:style-name="P4"> </text:p>
      <text:p text:style-name="Text_20_body">It will probably look like this, meaning that only HTTP traffic is allowed to the web server:</text:p>
      <text:p text:style-name="Preformatted_20_Text"><text:span text:style-name="Source_20_Text">Output</text:span></text:p>
      <text:p text:style-name="Preformatted_20_Text"><text:span text:style-name="Source_20_Text">Status: active</text:span></text:p>
      <text:p text:style-name="Preformatted_20_Text"/>
      <text:p text:style-name="Preformatted_20_Text"><text:span text:style-name="Source_20_Text">To <text:s text:c="24"/>Action <text:s text:c="5"/>From</text:span></text:p>
      <text:p text:style-name="Preformatted_20_Text"><text:span text:style-name="Source_20_Text">-- <text:s text:c="24"/>------ <text:s text:c="5"/>----</text:span></text:p>
      <text:p text:style-name="Preformatted_20_Text"><text:span text:style-name="Source_20_Text">OpenSSH <text:s text:c="19"/>ALLOW <text:s text:c="6"/>Anywhere <text:s text:c="17"/></text:span></text:p>
      <text:p text:style-name="Preformatted_20_Text"><text:span text:style-name="Source_20_Text">Nginx HTTP <text:s text:c="16"/>ALLOW <text:s text:c="6"/>Anywhere <text:s text:c="17"/></text:span></text:p>
      <text:p text:style-name="Preformatted_20_Text"><text:span text:style-name="Source_20_Text">OpenSSH (v6) <text:s text:c="14"/>ALLOW <text:s text:c="6"/>Anywhere (v6) <text:s text:c="12"/></text:span></text:p>
      <text:p text:style-name="P1"><text:span text:style-name="Source_20_Text">Nginx HTTP (v6) <text:s text:c="11"/>ALLOW <text:s text:c="6"/>Anywhere (v6)</text:span></text:p>
      <text:p text:style-name="Text_20_body">To additionally let in HTTPS traffic, we can allow the Nginx Full profile and then delete the redundant Nginx HTTP profile allowance:</text:p>
      <text:p text:style-name="Preformatted_20_Text"><text:span text:style-name="Source_20_Text">sudo ufw allow 'Nginx Full'</text:span></text:p>
      <text:p text:style-name="P1"><text:span text:style-name="Source_20_Text">sudo ufw delete allow 'Nginx HTTP'</text:span></text:p>
      <text:p text:style-name="P4"> </text:p>
      <text:p text:style-name="Text_20_body">Your status should look like this now:</text:p>
      <text:p text:style-name="P1"><text:span text:style-name="Source_20_Text">sudo ufw status</text:span></text:p>
      <text:p text:style-name="P4"> </text:p>
      <text:p text:style-name="Preformatted_20_Text"><text:span text:style-name="Source_20_Text">Output</text:span></text:p>
      <text:p text:style-name="Preformatted_20_Text"><text:soft-page-break/><text:span text:style-name="Source_20_Text">Status: active</text:span></text:p>
      <text:p text:style-name="Preformatted_20_Text"/>
      <text:p text:style-name="Preformatted_20_Text"><text:span text:style-name="Source_20_Text">To <text:s text:c="24"/>Action <text:s text:c="5"/>From</text:span></text:p>
      <text:p text:style-name="Preformatted_20_Text"><text:span text:style-name="Source_20_Text">-- <text:s text:c="24"/>------ <text:s text:c="5"/>----</text:span></text:p>
      <text:p text:style-name="Preformatted_20_Text"><text:span text:style-name="Source_20_Text">OpenSSH <text:s text:c="19"/>ALLOW <text:s text:c="6"/>Anywhere</text:span></text:p>
      <text:p text:style-name="Preformatted_20_Text"><text:span text:style-name="Source_20_Text">Nginx Full <text:s text:c="16"/>ALLOW <text:s text:c="6"/>Anywhere</text:span></text:p>
      <text:p text:style-name="Preformatted_20_Text"><text:span text:style-name="Source_20_Text">OpenSSH (v6) <text:s text:c="14"/>ALLOW <text:s text:c="6"/>Anywhere (v6)</text:span></text:p>
      <text:p text:style-name="P1"><text:span text:style-name="Source_20_Text">Nginx Full (v6) <text:s text:c="11"/>ALLOW <text:s text:c="6"/>Anywhere (v6)</text:span></text:p>
      <text:p text:style-name="Text_20_body">We’re now ready to run Certbot and fetch our certificates.</text:p>
      <text:h text:style-name="Heading_20_2" text:outline-level="2"><text:bookmark text:name="step-4-—-obtaining-an-ssl-certificate"/>Step 4 — Obtaining an SSL Certificate</text:h>
      <text:p text:style-name="Text_20_body">Certbot provides a variety of ways to obtain SSL certificates, through various plugins. The Nginx plugin will take care of reconfiguring Nginx and reloading the config whenever necessary:</text:p>
      <text:p text:style-name="P1"><text:span text:style-name="Source_20_Text">sudo certbot --nginx -d example.com -d www.example.com</text:span></text:p>
      <text:p text:style-name="P4"> </text:p>
      <text:p text:style-name="Text_20_body">This runs <text:span text:style-name="Source_20_Text">certbot</text:span> with the <text:span text:style-name="Source_20_Text">--nginx</text:span> plugin, using <text:span text:style-name="Source_20_Text">-d</text:span> to specify the names we’d like the certificate to be valid for.</text:p>
      <text:p text:style-name="Text_20_body">If this is your first time running <text:span text:style-name="Source_20_Text">certbot</text:span>, you will be prompted to enter an email address and agree to the terms of service. After doing so, <text:span text:style-name="Source_20_Text">certbot</text:span> will communicate with the Let’s Encrypt server, then run a challenge to verify that you control the domain you’re requesting a certificate for.</text:p>
      <text:p text:style-name="Text_20_body">If that’s successful, <text:span text:style-name="Source_20_Text">certbot</text:span> will ask how you’d like to configure your HTTPS settings.</text:p>
      <text:p text:style-name="Preformatted_20_Text"><text:span text:style-name="Source_20_Text">Output</text:span></text:p>
      <text:p text:style-name="Preformatted_20_Text"><text:span text:style-name="Source_20_Text">Please choose whether or not to redirect HTTP traffic to HTTPS, removing HTTP access.</text:span></text:p>
      <text:p text:style-name="Preformatted_20_Text"><text:span text:style-name="Source_20_Text">-------------------------------------------------------------------------------</text:span></text:p>
      <text:p text:style-name="Preformatted_20_Text"><text:span text:style-name="Source_20_Text">1: No redirect - Make no further changes to the webserver configuration.</text:span></text:p>
      <text:p text:style-name="Preformatted_20_Text"><text:span text:style-name="Source_20_Text">2: Redirect - Make all requests redirect to secure HTTPS access. Choose this for</text:span></text:p>
      <text:p text:style-name="Preformatted_20_Text"><text:span text:style-name="Source_20_Text">new sites, or if you're confident your site works on HTTPS. You can undo this</text:span></text:p>
      <text:p text:style-name="Preformatted_20_Text"><text:span text:style-name="Source_20_Text">change by editing your web server's configuration.</text:span></text:p>
      <text:p text:style-name="Preformatted_20_Text"><text:span text:style-name="Source_20_Text">-------------------------------------------------------------------------------</text:span></text:p>
      <text:p text:style-name="P1"><text:span text:style-name="Source_20_Text">Select the appropriate number [1-2] then [enter] (press 'c' to cancel):</text:span></text:p>
      <text:p text:style-name="Text_20_body">Select your choice then hit <text:span text:style-name="Source_20_Text">ENTER</text:span>. The configuration will be updated, and Nginx will reload to pick up the new settings. <text:span text:style-name="Source_20_Text">certbot</text:span> will wrap up with a message telling you the process was successful and where your certificates are stored:</text:p>
      <text:p text:style-name="Preformatted_20_Text"><text:span text:style-name="Source_20_Text">Output</text:span></text:p>
      <text:p text:style-name="Preformatted_20_Text"><text:span text:style-name="Source_20_Text">IMPORTANT NOTES:</text:span></text:p>
      <text:p text:style-name="Preformatted_20_Text"><text:span text:style-name="Source_20_Text"><text:s/>- Congratulations! Your certificate and chain have been saved at</text:span></text:p>
      <text:p text:style-name="Preformatted_20_Text"><text:span text:style-name="Source_20_Text"><text:s text:c="3"/>/etc/letsencrypt/live/example.com/fullchain.pem. Your cert will</text:span></text:p>
      <text:p text:style-name="Preformatted_20_Text"><text:span text:style-name="Source_20_Text"><text:s text:c="3"/>expire on 2017-10-23. To obtain a new or tweaked version of this</text:span></text:p>
      <text:p text:style-name="Preformatted_20_Text"><text:span text:style-name="Source_20_Text"><text:s text:c="3"/>certificate in the future, simply run certbot again with the</text:span></text:p>
      <text:p text:style-name="Preformatted_20_Text"><text:span text:style-name="Source_20_Text"><text:s text:c="3"/>"certonly" option. To non-interactively renew *all* of your</text:span></text:p>
      <text:p text:style-name="Preformatted_20_Text"><text:span text:style-name="Source_20_Text"><text:s text:c="3"/>certificates, run "certbot renew"</text:span></text:p>
      <text:p text:style-name="Preformatted_20_Text"><text:span text:style-name="Source_20_Text"><text:s/>- Your account credentials have been saved in your Certbot</text:span></text:p>
      <text:p text:style-name="Preformatted_20_Text"><text:span text:style-name="Source_20_Text"><text:s text:c="3"/>configuration directory at /etc/letsencrypt. You should make a</text:span></text:p>
      <text:p text:style-name="Preformatted_20_Text"><text:span text:style-name="Source_20_Text"><text:s text:c="3"/>secure backup of this folder now. This configuration directory will</text:span></text:p>
      <text:p text:style-name="Preformatted_20_Text"><text:span text:style-name="Source_20_Text"><text:s text:c="3"/>also contain certificates and private keys obtained by Certbot so</text:span></text:p>
      <text:p text:style-name="Preformatted_20_Text"><text:span text:style-name="Source_20_Text"><text:s text:c="3"/>making regular backups of this folder is ideal.</text:span></text:p>
      <text:p text:style-name="Preformatted_20_Text"><text:span text:style-name="Source_20_Text"><text:s/>- If you like Certbot, please consider supporting our work by:</text:span></text:p>
      <text:p text:style-name="Preformatted_20_Text"/>
      <text:p text:style-name="Preformatted_20_Text"><text:soft-page-break/><text:span text:style-name="Source_20_Text"><text:s text:c="3"/>Donating to ISRG / Let's Encrypt: <text:s text:c="2"/>https://letsencrypt.org/donate</text:span></text:p>
      <text:p text:style-name="P1"><text:span text:style-name="Source_20_Text"><text:s text:c="3"/>Donating to EFF: <text:s text:c="19"/>https://eff.org/donate-le</text:span></text:p>
      <text:p text:style-name="Text_20_body">Your certificates are downloaded, installed, and loaded. Try reloading your website using <text:span text:style-name="Source_20_Text">https://</text:span> and notice your browser’s security indicator. It should indicate that the site is properly secured, usually with a green lock icon. If you test your server using the <text:a xlink:type="simple" xlink:href="https://www.ssllabs.com/ssltest/" text:style-name="Internet_20_link" text:visited-style-name="Visited_20_Internet_20_Link">SSL Labs Server Test</text:a>, it will get an <text:span text:style-name="Strong_20_Emphasis">A</text:span> grade.</text:p>
      <text:p text:style-name="Text_20_body">Let’s finish by testing the renewal process.</text:p>
      <text:h text:style-name="Heading_20_2" text:outline-level="2"><text:bookmark text:name="step-5-—-verifying-certbot-auto-renewal"/>Step 5 — Verifying Certbot Auto-Renewal</text:h>
      <text:p text:style-name="Text_20_body">Let’s Encrypt’s certificates are only valid for ninety days. This is to encourage users to automate their certificate renewal process. The <text:span text:style-name="Source_20_Text">certbot</text:span> package we installed takes care of this for us by adding a renew script to <text:span text:style-name="Source_20_Text">/etc/cron.d</text:span>. This script runs twice a day and will automatically renew any certificate that’s within thirty days of expiration.</text:p>
      <text:p text:style-name="Text_20_body">To test the renewal process, you can do a dry run with <text:span text:style-name="Source_20_Text">certbot</text:span>:</text:p>
      <text:p text:style-name="P1"><text:span text:style-name="Source_20_Text">sudo certbot renew --dry-run</text:span></text:p>
      <text:p text:style-name="P4"> </text:p>
      <text:p text:style-name="Text_20_body">If you see no errors, you’re all set. When necessary, Certbot will renew your certificates and reload Nginx to pick up the changes. If the automated renewal process ever fails, Let’s Encrypt will send a message to the email you specified, warning you when your certificate is about to expire.</text:p>
      <text:h text:style-name="Heading_20_2" text:outline-level="2"><text:bookmark text:name="conclusion"/>Conclusion</text:h>
      <text:p text:style-name="Text_20_body">In this tutorial, you installed the Let’s Encrypt client <text:span text:style-name="Source_20_Text">certbot</text:span>, downloaded SSL certificates for your domain, configured Nginx to use these certificates, and set up automatic certificate renewal. If you have further questions about using Certbot, <text:a xlink:type="simple" xlink:href="https://certbot.eff.org/docs/" text:style-name="Internet_20_link" text:visited-style-name="Visited_20_Internet_20_Link">their documentation</text:a> is a good place to start.</text:p>
      <text:p text:style-name="Standard"><text:a xlink:type="simple" xlink:href="https://www.digitalocean.com/community/tutorials/how-to-set-up-let-s-encrypt-with-nginx-server-blocks-on-ubuntu-16-04" text:style-name="Internet_20_link" text:visited-style-name="Visited_20_Internet_20_Link">https://www.digitalocean.com/community/tutorials/how-to-set-up-let-s-encrypt-with-nginx-server-blocks-on-ubuntu-16-04</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3T08:39:52.779508239</meta:creation-date>
    <dc:date>2021-05-23T08:40:37.468624406</dc:date>
    <meta:editing-duration>PT46S</meta:editing-duration>
    <meta:editing-cycles>1</meta:editing-cycles>
    <meta:document-statistic meta:table-count="0" meta:image-count="1" meta:object-count="0" meta:page-count="5" meta:paragraph-count="126" meta:word-count="1462" meta:character-count="9677" meta:non-whitespace-character-count="7930"/>
    <meta:generator>LibreOffice/6.4.7.2$Linux_X86_64 LibreOffice_project/40$Build-2</meta:generator>
  </office:meta>
</office:document-meta>
</file>